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9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vertical-align="middle" draw:auto-grow-height="false" fo:min-height="7.998cm" fo:min-width="0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3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3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5cm" svg:height="1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5cm" svg:height="1cm" svg:x="1.7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97cm" svg:height="0.645cm" svg:x="9.25cm" svg:y="1cm">
          <draw:text-box>
            <text:p text:style-name="P2"><text:span text:style-name="T1">0</text:span></text:p>
          </draw:text-box>
        </draw:frame>
        <draw:frame draw:style-name="gr4" draw:text-style-name="P5" draw:layer="layout" svg:width="1.622cm" svg:height="1.039cm" draw:transform="rotate (1.5707963267949) translate (0.837cm 2.722cm)">
          <draw:text-box>
            <text:p text:style-name="P4"><text:span text:style-name="T1">ready</text:span></text:p>
          </draw:text-box>
        </draw:frame>
        <draw:frame draw:style-name="gr5" draw:text-style-name="P7" draw:layer="layout" svg:width="8cm" svg:height="1cm" svg:x="1.75cm" svg:y="1.5cm">
          <draw:text-box>
            <text:p text:style-name="P6"><text:span text:style-name="T1">data</text:span></text:p>
          </draw:text-box>
        </draw:frame>
        <draw:frame draw:style-name="gr3" draw:text-style-name="P3" draw:layer="layout" svg:width="1.378cm" svg:height="0.645cm" svg:x="0.75cm" svg:y="1cm">
          <draw:text-box>
            <text:p text:style-name="P2"><text:span text:style-name="T1">32:31</text:span></text:p>
          </draw:text-box>
        </draw:frame>
        <draw:custom-shape draw:style-name="gr6" draw:text-style-name="P8" draw:layer="layout" svg:width="0.4cm" svg:height="8.7cm" draw:transform="rotate (1.5707963267949) translate (1cm 2.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0" draw:layer="layout" svg:width="1.848cm" svg:height="0.806cm" svg:x="4.4cm" svg:y="2.788cm">
          <draw:text-box>
            <text:p text:style-name="P9"><text:span text:style-name="T2">RES</text:span><text:span text:style-name="T2">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7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8:48.851099755</meta:creation-date>
    <dc:date>2022-10-19T00:47:01.173926699</dc:date>
    <meta:editing-duration>PT5M56S</meta:editing-duration>
    <meta:editing-cycles>2</meta:editing-cycles>
    <meta:generator>LibreOffice/7.3.6.2$Linux_X86_64 LibreOffice_project/30$Build-2</meta:generator>
    <meta:document-statistic meta:object-count="8"/>
  </office:meta>
</office:document-meta>
</file>